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map_fi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string" calcext:value-type="string">
            <text:p>map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17:43:13.481911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3:14:38.610248961</meta:creation-date>
    <dc:date>2021-08-23T17:45:03.282463131</dc:date>
    <meta:editing-duration>PT3M47S</meta:editing-duration>
    <meta:editing-cycles>3</meta:editing-cycles>
    <meta:generator>LibreOffice/6.0.7.3$Linux_X86_64 LibreOffice_project/00m0$Build-3</meta:generator>
    <meta:document-statistic meta:table-count="1" meta:cell-count="81" meta:object-count="0"/>
  </office:meta>
</office:document-meta>
</file>